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2.561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MACD">
      <style:table-properties table:display="true" style:writing-mode="lr-tb"/>
    </style: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20_2">
      <style:table-cell-properties fo:border-bottom="0.035cm solid #000000" fo:background-color="#dce6f2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Normal_20_2" style:data-style-name="N8036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2">
      <style:table-cell-properties fo:border-bottom="0.035cm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dce6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CD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1017" table:default-cell-style-name="ce3"/>
        <table:table-row table:style-name="ro1">
          <table:table-cell table:style-name="ce1" office:value-type="string">
            <text:p>Moving Average Convergence Divergence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<text:a xlink:href="http://investexcel.net/">http://investexcel.net</text:a>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4" office:value-type="string">
            <text:p>Date</text:p>
          </table:table-cell>
          <table:table-cell table:style-name="ce9" office:value-type="string">
            <text:p>Close</text:p>
          </table:table-cell>
          <table:table-cell table:style-name="ce10" office:value-type="string">
            <text:p>12 Day EMA</text:p>
          </table:table-cell>
          <table:table-cell table:style-name="ce10" office:value-type="string">
            <text:p>26 Day EMA</text:p>
          </table:table-cell>
          <table:table-cell table:style-name="ce10" office:value-type="string">
            <text:p>MACD</text:p>
          </table:table-cell>
          <table:table-cell table:style-name="ce10" office:value-type="string">
            <text:p>Signal</text:p>
          </table:table-cell>
          <table:table-cell table:style-name="ce11" office:value-type="string">
            <text:p>Histogram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2-19">
            <text:p>19.02.2013</text:p>
          </table:table-cell>
          <table:table-cell table:style-name="ce6" office:value-type="float" office:value="459.99">
            <text:p>459,99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3-02-20">
            <text:p>20.02.2013</text:p>
          </table:table-cell>
          <table:table-cell table:style-name="ce6" office:value-type="float" office:value="448.85">
            <text:p>448,85</text:p>
          </table:table-cell>
          <table:table-cell table:number-columns-repeated="10"/>
          <table:table-cell>
            <draw:frame table:end-cell-address="MACD.T24" table:end-x="0.709cm" table:end-y="0.263cm" draw:z-index="1" draw:name="Chart 3" draw:style-name="gr1" draw:text-style-name="P1" svg:width="11.817cm" svg:height="8.724cm" svg:x="1.451cm" svg:y="0.427cm">
              <draw:object draw:notify-on-update-of-ranges="MACD.A5:MACD.A70 MACD.C4:MACD.C4 MACD.C5:MACD.C70 MACD.D4:MACD.D4 MACD.D5:MACD.D7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3">
          <table:table-cell table:style-name="ce5" office:value-type="date" office:date-value="2013-02-21">
            <text:p>21.02.2013</text:p>
          </table:table-cell>
          <table:table-cell table:style-name="ce6" office:value-type="float" office:value="446.06">
            <text:p>446,06</text:p>
          </table:table-cell>
          <table:table-cell table:number-columns-repeated="4"/>
          <table:table-cell>
            <draw:frame table:end-cell-address="MACD.M24" table:end-x="1.317cm" table:end-y="0.342cm" draw:z-index="0" draw:name="Chart 2" draw:style-name="gr1" draw:text-style-name="P1" svg:width="11.654cm" svg:height="8.696cm" svg:x="1.186cm" svg:y="0.041cm">
              <draw:object draw:notify-on-update-of-ranges="MACD.A30:MACD.A70 MACD.G4:MACD.G4 MACD.G30:MACD.G70 MACD.E4:MACD.E4 MACD.E30:MACD.E70 MACD.F4:MACD.F4 MACD.F30:MACD.F7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 table:style-name="ce5" office:value-type="date" office:date-value="2013-02-22">
            <text:p>22.02.2013</text:p>
          </table:table-cell>
          <table:table-cell table:style-name="ce6" office:value-type="float" office:value="450.81">
            <text:p>450,81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3-02-25">
            <text:p>25.02.2013</text:p>
          </table:table-cell>
          <table:table-cell table:style-name="ce6" office:value-type="float" office:value="442.8">
            <text:p>442,8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3-02-26">
            <text:p>26.02.2013</text:p>
          </table:table-cell>
          <table:table-cell table:style-name="ce6" office:value-type="float" office:value="448.97">
            <text:p>448,97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3-02-27">
            <text:p>27.02.2013</text:p>
          </table:table-cell>
          <table:table-cell table:style-name="ce6" office:value-type="float" office:value="444.57">
            <text:p>444,57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3-02-28">
            <text:p>28.02.2013</text:p>
          </table:table-cell>
          <table:table-cell table:style-name="ce6" office:value-type="float" office:value="441.4">
            <text:p>441,4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3-03-01">
            <text:p>01.03.2013</text:p>
          </table:table-cell>
          <table:table-cell table:style-name="ce6" office:value-type="float" office:value="430.47">
            <text:p>430,47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3-03-04">
            <text:p>04.03.2013</text:p>
          </table:table-cell>
          <table:table-cell table:style-name="ce6" office:value-type="float" office:value="420.05">
            <text:p>420,0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3-03-05">
            <text:p>05.03.2013</text:p>
          </table:table-cell>
          <table:table-cell table:style-name="ce6" office:value-type="float" office:value="431.14">
            <text:p>431,14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3-03-06">
            <text:p>06.03.2013</text:p>
          </table:table-cell>
          <table:table-cell table:style-name="ce6" office:value-type="float" office:value="425.66">
            <text:p>425,66</text:p>
          </table:table-cell>
          <table:table-cell table:formula="of:=AVERAGE([.B5:.B16])" office:value-type="float" office:value="440.8975">
            <text:p>440,8975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07">
            <text:p>07.03.2013</text:p>
          </table:table-cell>
          <table:table-cell table:style-name="ce6" office:value-type="float" office:value="430.58">
            <text:p>430,58</text:p>
          </table:table-cell>
          <table:table-cell table:formula="of:=([.B17]*(2/(12+1))+[.C16]*(1-(2/(12+1))))" office:value-type="float" office:value="439.310192307692">
            <text:p>439,3101923077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08">
            <text:p>08.03.2013</text:p>
          </table:table-cell>
          <table:table-cell table:style-name="ce6" office:value-type="float" office:value="431.72">
            <text:p>431,72</text:p>
          </table:table-cell>
          <table:table-cell table:formula="of:=([.B18]*(2/(12+1))+[.C17]*(1-(2/(12+1))))" office:value-type="float" office:value="438.142470414201">
            <text:p>438,1424704142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11">
            <text:p>11.03.2013</text:p>
          </table:table-cell>
          <table:table-cell table:style-name="ce6" office:value-type="float" office:value="437.87">
            <text:p>437,87</text:p>
          </table:table-cell>
          <table:table-cell table:formula="of:=([.B19]*(2/(12+1))+[.C18]*(1-(2/(12+1))))" office:value-type="float" office:value="438.100551888939">
            <text:p>438,1005518889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12">
            <text:p>12.03.2013</text:p>
          </table:table-cell>
          <table:table-cell table:style-name="ce6" office:value-type="float" office:value="428.43">
            <text:p>428,43</text:p>
          </table:table-cell>
          <table:table-cell table:formula="of:=([.B20]*(2/(12+1))+[.C19]*(1-(2/(12+1))))" office:value-type="float" office:value="436.612774675256">
            <text:p>436,6127746753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13">
            <text:p>13.03.2013</text:p>
          </table:table-cell>
          <table:table-cell table:style-name="ce6" office:value-type="float" office:value="428.35">
            <text:p>428,35</text:p>
          </table:table-cell>
          <table:table-cell table:formula="of:=([.B21]*(2/(12+1))+[.C20]*(1-(2/(12+1))))" office:value-type="float" office:value="435.341578571371">
            <text:p>435,3415785714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14">
            <text:p>14.03.2013</text:p>
          </table:table-cell>
          <table:table-cell table:style-name="ce6" office:value-type="float" office:value="432.5">
            <text:p>432,5</text:p>
          </table:table-cell>
          <table:table-cell table:formula="of:=([.B22]*(2/(12+1))+[.C21]*(1-(2/(12+1))))" office:value-type="float" office:value="434.904412637314">
            <text:p>434,9044126373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15">
            <text:p>15.03.2013</text:p>
          </table:table-cell>
          <table:table-cell table:style-name="ce6" office:value-type="float" office:value="443.66">
            <text:p>443,66</text:p>
          </table:table-cell>
          <table:table-cell table:formula="of:=([.B23]*(2/(12+1))+[.C22]*(1-(2/(12+1))))" office:value-type="float" office:value="436.251426077727">
            <text:p>436,2514260777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18">
            <text:p>18.03.2013</text:p>
          </table:table-cell>
          <table:table-cell table:style-name="ce6" office:value-type="float" office:value="455.72">
            <text:p>455,72</text:p>
          </table:table-cell>
          <table:table-cell table:formula="of:=([.B24]*(2/(12+1))+[.C23]*(1-(2/(12+1))))" office:value-type="float" office:value="439.246591296538">
            <text:p>439,2465912965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19">
            <text:p>19.03.2013</text:p>
          </table:table-cell>
          <table:table-cell table:style-name="ce6" office:value-type="float" office:value="454.49">
            <text:p>454,49</text:p>
          </table:table-cell>
          <table:table-cell table:formula="of:=([.B25]*(2/(12+1))+[.C24]*(1-(2/(12+1))))" office:value-type="float" office:value="441.591731097071">
            <text:p>441,5917310971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20">
            <text:p>20.03.2013</text:p>
          </table:table-cell>
          <table:table-cell table:style-name="ce6" office:value-type="float" office:value="452.08">
            <text:p>452,08</text:p>
          </table:table-cell>
          <table:table-cell table:formula="of:=([.B26]*(2/(12+1))+[.C25]*(1-(2/(12+1))))" office:value-type="float" office:value="443.205310928291">
            <text:p>443,2053109283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21">
            <text:p>21.03.2013</text:p>
          </table:table-cell>
          <table:table-cell table:style-name="ce6" office:value-type="float" office:value="452.73">
            <text:p>452,73</text:p>
          </table:table-cell>
          <table:table-cell table:formula="of:=([.B27]*(2/(12+1))+[.C26]*(1-(2/(12+1))))" office:value-type="float" office:value="444.670647708554">
            <text:p>444,6706477086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22">
            <text:p>22.03.2013</text:p>
          </table:table-cell>
          <table:table-cell table:style-name="ce6" office:value-type="float" office:value="461.91">
            <text:p>461,91</text:p>
          </table:table-cell>
          <table:table-cell table:formula="of:=([.B28]*(2/(12+1))+[.C27]*(1-(2/(12+1))))" office:value-type="float" office:value="447.322855753392">
            <text:p>447,3228557534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25">
            <text:p>25.03.2013</text:p>
          </table:table-cell>
          <table:table-cell table:style-name="ce6" office:value-type="float" office:value="463.58">
            <text:p>463,58</text:p>
          </table:table-cell>
          <table:table-cell table:formula="of:=([.B29]*(2/(12+1))+[.C28]*(1-(2/(12+1))))" office:value-type="float" office:value="449.823954868254">
            <text:p>449,8239548683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3-03-26">
            <text:p>26.03.2013</text:p>
          </table:table-cell>
          <table:table-cell table:style-name="ce6" office:value-type="float" office:value="461.14">
            <text:p>461,14</text:p>
          </table:table-cell>
          <table:table-cell table:formula="of:=([.B30]*(2/(12+1))+[.C29]*(1-(2/(12+1))))" office:value-type="float" office:value="451.564884888523">
            <text:p>451,5648848885</text:p>
          </table:table-cell>
          <table:table-cell table:formula="of:=AVERAGE([.B5:.B30])" office:value-type="float" office:value="443.289615384615">
            <text:p>443,2896153846</text:p>
          </table:table-cell>
          <table:table-cell table:formula="of:=[.C30]-[.D30]" office:value-type="float" office:value="8.27526950390768">
            <text:p>8,2752695039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3-03-27">
            <text:p>27.03.2013</text:p>
          </table:table-cell>
          <table:table-cell table:style-name="ce6" office:value-type="float" office:value="452.08">
            <text:p>452,08</text:p>
          </table:table-cell>
          <table:table-cell table:formula="of:=([.B31]*(2/(12+1))+[.C30]*(1-(2/(12+1))))" office:value-type="float" office:value="451.644133367212">
            <text:p>451,6441333672</text:p>
          </table:table-cell>
          <table:table-cell table:formula="of:=[.B31]*(2/(26+1)) + [.D30]*(1-(2/(26+1)))" office:value-type="float" office:value="443.940754985755">
            <text:p>443,9407549858</text:p>
          </table:table-cell>
          <table:table-cell table:formula="of:=[.C31]-[.D31]" office:value-type="float" office:value="7.70337838145684">
            <text:p>7,7033783815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3-03-28">
            <text:p>28.03.2013</text:p>
          </table:table-cell>
          <table:table-cell table:style-name="ce6" office:value-type="float" office:value="442.66">
            <text:p>442,66</text:p>
          </table:table-cell>
          <table:table-cell table:formula="of:=([.B32]*(2/(12+1))+[.C31]*(1-(2/(12+1))))" office:value-type="float" office:value="450.261959003025">
            <text:p>450,261959003</text:p>
          </table:table-cell>
          <table:table-cell table:formula="of:=[.B32]*(2/(26+1)) + [.D31]*(1-(2/(26+1)))" office:value-type="float" office:value="443.845884246069">
            <text:p>443,8458842461</text:p>
          </table:table-cell>
          <table:table-cell table:formula="of:=[.C32]-[.D32]" office:value-type="float" office:value="6.41607475695599">
            <text:p>6,416074757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3-04-01">
            <text:p>01.04.2013</text:p>
          </table:table-cell>
          <table:table-cell table:style-name="ce6" office:value-type="float" office:value="428.91">
            <text:p>428,91</text:p>
          </table:table-cell>
          <table:table-cell table:formula="of:=([.B33]*(2/(12+1))+[.C32]*(1-(2/(12+1))))" office:value-type="float" office:value="446.977042233329">
            <text:p>446,9770422333</text:p>
          </table:table-cell>
          <table:table-cell table:formula="of:=[.B33]*(2/(26+1)) + [.D32]*(1-(2/(26+1)))" office:value-type="float" office:value="442.739522450064">
            <text:p>442,7395224501</text:p>
          </table:table-cell>
          <table:table-cell table:formula="of:=[.C33]-[.D33]" office:value-type="float" office:value="4.23751978326493">
            <text:p>4,2375197833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3-04-02">
            <text:p>02.04.2013</text:p>
          </table:table-cell>
          <table:table-cell table:style-name="ce6" office:value-type="float" office:value="429.79">
            <text:p>429,79</text:p>
          </table:table-cell>
          <table:table-cell table:formula="of:=([.B34]*(2/(12+1))+[.C33]*(1-(2/(12+1))))" office:value-type="float" office:value="444.33288188974">
            <text:p>444,3328818897</text:p>
          </table:table-cell>
          <table:table-cell table:formula="of:=[.B34]*(2/(26+1)) + [.D33]*(1-(2/(26+1)))" office:value-type="float" office:value="441.780298564874">
            <text:p>441,7802985649</text:p>
          </table:table-cell>
          <table:table-cell table:formula="of:=[.C34]-[.D34]" office:value-type="float" office:value="2.55258332486574">
            <text:p>2,5525833249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3-04-03">
            <text:p>03.04.2013</text:p>
          </table:table-cell>
          <table:table-cell table:style-name="ce6" office:value-type="float" office:value="431.99">
            <text:p>431,99</text:p>
          </table:table-cell>
          <table:table-cell table:formula="of:=([.B35]*(2/(12+1))+[.C34]*(1-(2/(12+1))))" office:value-type="float" office:value="442.433976983626">
            <text:p>442,4339769836</text:p>
          </table:table-cell>
          <table:table-cell table:formula="of:=[.B35]*(2/(26+1)) + [.D34]*(1-(2/(26+1)))" office:value-type="float" office:value="441.055091263773">
            <text:p>441,0550912638</text:p>
          </table:table-cell>
          <table:table-cell table:formula="of:=[.C35]-[.D35]" office:value-type="float" office:value="1.37888571985366">
            <text:p>1,3788857199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3-04-04">
            <text:p>04.04.2013</text:p>
          </table:table-cell>
          <table:table-cell table:style-name="ce6" office:value-type="float" office:value="427.72">
            <text:p>427,72</text:p>
          </table:table-cell>
          <table:table-cell table:formula="of:=([.B36]*(2/(12+1))+[.C35]*(1-(2/(12+1))))" office:value-type="float" office:value="440.170288216914">
            <text:p>440,1702882169</text:p>
          </table:table-cell>
          <table:table-cell table:formula="of:=[.B36]*(2/(26+1)) + [.D35]*(1-(2/(26+1)))" office:value-type="float" office:value="440.067306725715">
            <text:p>440,0673067257</text:p>
          </table:table-cell>
          <table:table-cell table:formula="of:=[.C36]-[.D36]" office:value-type="float" office:value="0.102981491199103">
            <text:p>0,1029814912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3-04-05">
            <text:p>05.04.2013</text:p>
          </table:table-cell>
          <table:table-cell table:style-name="ce6" office:value-type="float" office:value="423.2">
            <text:p>423,2</text:p>
          </table:table-cell>
          <table:table-cell table:formula="of:=([.B37]*(2/(12+1))+[.C36]*(1-(2/(12+1))))" office:value-type="float" office:value="437.559474645081">
            <text:p>437,5594746451</text:p>
          </table:table-cell>
          <table:table-cell table:formula="of:=[.B37]*(2/(26+1)) + [.D36]*(1-(2/(26+1)))" office:value-type="float" office:value="438.817876597885">
            <text:p>438,8178765979</text:p>
          </table:table-cell>
          <table:table-cell table:formula="of:=[.C37]-[.D37]" office:value-type="float" office:value="-1.25840195280313">
            <text:p>-1,2584019528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3-04-08">
            <text:p>08.04.2013</text:p>
          </table:table-cell>
          <table:table-cell table:style-name="ce6" office:value-type="float" office:value="426.21">
            <text:p>426,21</text:p>
          </table:table-cell>
          <table:table-cell table:formula="of:=([.B38]*(2/(12+1))+[.C37]*(1-(2/(12+1))))" office:value-type="float" office:value="435.813401622761">
            <text:p>435,8134016228</text:p>
          </table:table-cell>
          <table:table-cell table:formula="of:=[.B38]*(2/(26+1)) + [.D37]*(1-(2/(26+1)))" office:value-type="float" office:value="437.883959812856">
            <text:p>437,8839598129</text:p>
          </table:table-cell>
          <table:table-cell table:formula="of:=[.C38]-[.D38]" office:value-type="float" office:value="-2.07055819009491">
            <text:p>-2,0705581901</text:p>
          </table:table-cell>
          <table:table-cell table:formula="of:=AVERAGE([.E30:.E38])" office:value-type="float" office:value="3.03752586873399">
            <text:p>3,0375258687</text:p>
          </table:table-cell>
          <table:table-cell table:formula="of:=[.E38]-[.F38]" office:value-type="float" office:value="-5.1080840588289">
            <text:p>-5,1080840588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09">
            <text:p>09.04.2013</text:p>
          </table:table-cell>
          <table:table-cell table:style-name="ce6" office:value-type="float" office:value="426.98">
            <text:p>426,98</text:p>
          </table:table-cell>
          <table:table-cell table:formula="of:=([.B39]*(2/(12+1))+[.C38]*(1-(2/(12+1))))" office:value-type="float" office:value="434.454416757721">
            <text:p>434,4544167577</text:p>
          </table:table-cell>
          <table:table-cell table:formula="of:=[.B39]*(2/(26+1)) + [.D38]*(1-(2/(26+1)))" office:value-type="float" office:value="437.076259085978">
            <text:p>437,076259086</text:p>
          </table:table-cell>
          <table:table-cell table:formula="of:=[.C39]-[.D39]" office:value-type="float" office:value="-2.62184232825689">
            <text:p>-2,6218423283</text:p>
          </table:table-cell>
          <table:table-cell table:formula="of:=([.E39]*(2/(9+1))+[.F38]*(1-(2/(9+1))))" office:value-type="float" office:value="1.90565222933581">
            <text:p>1,9056522293</text:p>
          </table:table-cell>
          <table:table-cell table:formula="of:=[.E39]-[.F39]" office:value-type="float" office:value="-4.5274945575927">
            <text:p>-4,527494557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10">
            <text:p>10.04.2013</text:p>
          </table:table-cell>
          <table:table-cell table:style-name="ce6" office:value-type="float" office:value="435.69">
            <text:p>435,69</text:p>
          </table:table-cell>
          <table:table-cell table:formula="of:=([.B40]*(2/(12+1))+[.C39]*(1-(2/(12+1))))" office:value-type="float" office:value="434.644506487302">
            <text:p>434,6445064873</text:p>
          </table:table-cell>
          <table:table-cell table:formula="of:=[.B40]*(2/(26+1)) + [.D39]*(1-(2/(26+1)))" office:value-type="float" office:value="436.973573227757">
            <text:p>436,9735732278</text:p>
          </table:table-cell>
          <table:table-cell table:formula="of:=[.C40]-[.D40]" office:value-type="float" office:value="-2.32906674045495">
            <text:p>-2,3290667405</text:p>
          </table:table-cell>
          <table:table-cell table:formula="of:=([.E40]*(2/(9+1))+[.F39]*(1-(2/(9+1))))" office:value-type="float" office:value="1.05870843537766">
            <text:p>1,0587084354</text:p>
          </table:table-cell>
          <table:table-cell table:formula="of:=[.E40]-[.F40]" office:value-type="float" office:value="-3.38777517583261">
            <text:p>-3,3877751758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11">
            <text:p>11.04.2013</text:p>
          </table:table-cell>
          <table:table-cell table:style-name="ce6" office:value-type="float" office:value="434.33">
            <text:p>434,33</text:p>
          </table:table-cell>
          <table:table-cell table:formula="of:=([.B41]*(2/(12+1))+[.C40]*(1-(2/(12+1))))" office:value-type="float" office:value="434.596120873871">
            <text:p>434,5961208739</text:p>
          </table:table-cell>
          <table:table-cell table:formula="of:=[.B41]*(2/(26+1)) + [.D40]*(1-(2/(26+1)))" office:value-type="float" office:value="436.777752988664">
            <text:p>436,7777529887</text:p>
          </table:table-cell>
          <table:table-cell table:formula="of:=[.C41]-[.D41]" office:value-type="float" office:value="-2.18163211479299">
            <text:p>-2,1816321148</text:p>
          </table:table-cell>
          <table:table-cell table:formula="of:=([.E41]*(2/(9+1))+[.F40]*(1-(2/(9+1))))" office:value-type="float" office:value="0.410640325343531">
            <text:p>0,4106403253</text:p>
          </table:table-cell>
          <table:table-cell table:formula="of:=[.E41]-[.F41]" office:value-type="float" office:value="-2.59227244013652">
            <text:p>-2,5922724401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12">
            <text:p>12.04.2013</text:p>
          </table:table-cell>
          <table:table-cell table:style-name="ce6" office:value-type="float" office:value="429.8">
            <text:p>429,8</text:p>
          </table:table-cell>
          <table:table-cell table:formula="of:=([.B42]*(2/(12+1))+[.C41]*(1-(2/(12+1))))" office:value-type="float" office:value="433.858256124045">
            <text:p>433,858256124</text:p>
          </table:table-cell>
          <table:table-cell table:formula="of:=[.B42]*(2/(26+1)) + [.D41]*(1-(2/(26+1)))" office:value-type="float" office:value="436.260882396911">
            <text:p>436,2608823969</text:p>
          </table:table-cell>
          <table:table-cell table:formula="of:=[.C42]-[.D42]" office:value-type="float" office:value="-2.40262627286643">
            <text:p>-2,4026262729</text:p>
          </table:table-cell>
          <table:table-cell table:formula="of:=([.E42]*(2/(9+1))+[.F41]*(1-(2/(9+1))))" office:value-type="float" office:value="-0.152012994298461">
            <text:p>-0,1520129943</text:p>
          </table:table-cell>
          <table:table-cell table:formula="of:=[.E42]-[.F42]" office:value-type="float" office:value="-2.25061327856797">
            <text:p>-2,250613278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15">
            <text:p>15.04.2013</text:p>
          </table:table-cell>
          <table:table-cell table:style-name="ce6" office:value-type="float" office:value="419.85">
            <text:p>419,85</text:p>
          </table:table-cell>
          <table:table-cell table:formula="of:=([.B43]*(2/(12+1))+[.C42]*(1-(2/(12+1))))" office:value-type="float" office:value="431.703139797269">
            <text:p>431,7031397973</text:p>
          </table:table-cell>
          <table:table-cell table:formula="of:=[.B43]*(2/(26+1)) + [.D42]*(1-(2/(26+1)))" office:value-type="float" office:value="435.045261478622">
            <text:p>435,0452614786</text:p>
          </table:table-cell>
          <table:table-cell table:formula="of:=[.C43]-[.D43]" office:value-type="float" office:value="-3.34212168135286">
            <text:p>-3,3421216814</text:p>
          </table:table-cell>
          <table:table-cell table:formula="of:=([.E43]*(2/(9+1))+[.F42]*(1-(2/(9+1))))" office:value-type="float" office:value="-0.790034731709342">
            <text:p>-0,7900347317</text:p>
          </table:table-cell>
          <table:table-cell table:formula="of:=[.E43]-[.F43]" office:value-type="float" office:value="-2.55208694964352">
            <text:p>-2,552086949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16">
            <text:p>16.04.2013</text:p>
          </table:table-cell>
          <table:table-cell table:style-name="ce6" office:value-type="float" office:value="426.24">
            <text:p>426,24</text:p>
          </table:table-cell>
          <table:table-cell table:formula="of:=([.B44]*(2/(12+1))+[.C43]*(1-(2/(12+1))))" office:value-type="float" office:value="430.862656751535">
            <text:p>430,8626567515</text:p>
          </table:table-cell>
          <table:table-cell table:formula="of:=[.B44]*(2/(26+1)) + [.D43]*(1-(2/(26+1)))" office:value-type="float" office:value="434.393019887613">
            <text:p>434,3930198876</text:p>
          </table:table-cell>
          <table:table-cell table:formula="of:=[.C44]-[.D44]" office:value-type="float" office:value="-3.53036313607754">
            <text:p>-3,5303631361</text:p>
          </table:table-cell>
          <table:table-cell table:formula="of:=([.E44]*(2/(9+1))+[.F43]*(1-(2/(9+1))))" office:value-type="float" office:value="-1.33810041258298">
            <text:p>-1,3381004126</text:p>
          </table:table-cell>
          <table:table-cell table:formula="of:=[.E44]-[.F44]" office:value-type="float" office:value="-2.19226272349456">
            <text:p>-2,1922627235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17">
            <text:p>17.04.2013</text:p>
          </table:table-cell>
          <table:table-cell table:style-name="ce6" office:value-type="float" office:value="402.8">
            <text:p>402,8</text:p>
          </table:table-cell>
          <table:table-cell table:formula="of:=([.B45]*(2/(12+1))+[.C44]*(1-(2/(12+1))))" office:value-type="float" office:value="426.545324943607">
            <text:p>426,5453249436</text:p>
          </table:table-cell>
          <table:table-cell table:formula="of:=[.B45]*(2/(26+1)) + [.D44]*(1-(2/(26+1)))" office:value-type="float" office:value="432.052796192234">
            <text:p>432,0527961922</text:p>
          </table:table-cell>
          <table:table-cell table:formula="of:=[.C45]-[.D45]" office:value-type="float" office:value="-5.50747124862733">
            <text:p>-5,5074712486</text:p>
          </table:table-cell>
          <table:table-cell table:formula="of:=([.E45]*(2/(9+1))+[.F44]*(1-(2/(9+1))))" office:value-type="float" office:value="-2.17197457979185">
            <text:p>-2,1719745798</text:p>
          </table:table-cell>
          <table:table-cell table:formula="of:=[.E45]-[.F45]" office:value-type="float" office:value="-3.33549666883547">
            <text:p>-3,3354966688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18">
            <text:p>18.04.2013</text:p>
          </table:table-cell>
          <table:table-cell table:style-name="ce6" office:value-type="float" office:value="392.05">
            <text:p>392,05</text:p>
          </table:table-cell>
          <table:table-cell table:formula="of:=([.B46]*(2/(12+1))+[.C45]*(1-(2/(12+1))))" office:value-type="float" office:value="421.238351875359">
            <text:p>421,2383518754</text:p>
          </table:table-cell>
          <table:table-cell table:formula="of:=[.B46]*(2/(26+1)) + [.D45]*(1-(2/(26+1)))" office:value-type="float" office:value="429.08962610392">
            <text:p>429,0896261039</text:p>
          </table:table-cell>
          <table:table-cell table:formula="of:=[.C46]-[.D46]" office:value-type="float" office:value="-7.85127422856084">
            <text:p>-7,8512742286</text:p>
          </table:table-cell>
          <table:table-cell table:formula="of:=([.E46]*(2/(9+1))+[.F45]*(1-(2/(9+1))))" office:value-type="float" office:value="-3.30783450954565">
            <text:p>-3,3078345095</text:p>
          </table:table-cell>
          <table:table-cell table:formula="of:=[.E46]-[.F46]" office:value-type="float" office:value="-4.54343971901519">
            <text:p>-4,543439719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19">
            <text:p>19.04.2013</text:p>
          </table:table-cell>
          <table:table-cell table:style-name="ce6" office:value-type="float" office:value="390.53">
            <text:p>390,53</text:p>
          </table:table-cell>
          <table:table-cell table:formula="of:=([.B47]*(2/(12+1))+[.C46]*(1-(2/(12+1))))" office:value-type="float" office:value="416.513990048381">
            <text:p>416,5139900484</text:p>
          </table:table-cell>
          <table:table-cell table:formula="of:=[.B47]*(2/(26+1)) + [.D46]*(1-(2/(26+1)))" office:value-type="float" office:value="426.23335750363">
            <text:p>426,2333575036</text:p>
          </table:table-cell>
          <table:table-cell table:formula="of:=[.C47]-[.D47]" office:value-type="float" office:value="-9.7193674552488">
            <text:p>-9,7193674552</text:p>
          </table:table-cell>
          <table:table-cell table:formula="of:=([.E47]*(2/(9+1))+[.F46]*(1-(2/(9+1))))" office:value-type="float" office:value="-4.59014109868628">
            <text:p>-4,5901410987</text:p>
          </table:table-cell>
          <table:table-cell table:formula="of:=[.E47]-[.F47]" office:value-type="float" office:value="-5.12922635656252">
            <text:p>-5,129226356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22">
            <text:p>22.04.2013</text:p>
          </table:table-cell>
          <table:table-cell table:style-name="ce6" office:value-type="float" office:value="398.67">
            <text:p>398,67</text:p>
          </table:table-cell>
          <table:table-cell table:formula="of:=([.B48]*(2/(12+1))+[.C47]*(1-(2/(12+1))))" office:value-type="float" office:value="413.768760810169">
            <text:p>413,7687608102</text:p>
          </table:table-cell>
          <table:table-cell table:formula="of:=[.B48]*(2/(26+1)) + [.D47]*(1-(2/(26+1)))" office:value-type="float" office:value="424.191627318176">
            <text:p>424,1916273182</text:p>
          </table:table-cell>
          <table:table-cell table:formula="of:=[.C48]-[.D48]" office:value-type="float" office:value="-10.4228665080072">
            <text:p>-10,422866508</text:p>
          </table:table-cell>
          <table:table-cell table:formula="of:=([.E48]*(2/(9+1))+[.F47]*(1-(2/(9+1))))" office:value-type="float" office:value="-5.75668618055046">
            <text:p>-5,7566861806</text:p>
          </table:table-cell>
          <table:table-cell table:formula="of:=[.E48]-[.F48]" office:value-type="float" office:value="-4.66618032745673">
            <text:p>-4,6661803275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23">
            <text:p>23.04.2013</text:p>
          </table:table-cell>
          <table:table-cell table:style-name="ce6" office:value-type="float" office:value="406.13">
            <text:p>406,13</text:p>
          </table:table-cell>
          <table:table-cell table:formula="of:=([.B49]*(2/(12+1))+[.C48]*(1-(2/(12+1))))" office:value-type="float" office:value="412.593566839373">
            <text:p>412,5935668394</text:p>
          </table:table-cell>
          <table:table-cell table:formula="of:=[.B49]*(2/(26+1)) + [.D48]*(1-(2/(26+1)))" office:value-type="float" office:value="422.853728998311">
            <text:p>422,8537289983</text:p>
          </table:table-cell>
          <table:table-cell table:formula="of:=[.C49]-[.D49]" office:value-type="float" office:value="-10.2601621589375">
            <text:p>-10,2601621589</text:p>
          </table:table-cell>
          <table:table-cell table:formula="of:=([.E49]*(2/(9+1))+[.F48]*(1-(2/(9+1))))" office:value-type="float" office:value="-6.65738137622787">
            <text:p>-6,6573813762</text:p>
          </table:table-cell>
          <table:table-cell table:formula="of:=[.E49]-[.F49]" office:value-type="float" office:value="-3.60278078270961">
            <text:p>-3,6027807827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24">
            <text:p>24.04.2013</text:p>
          </table:table-cell>
          <table:table-cell table:style-name="ce6" office:value-type="float" office:value="405.46">
            <text:p>405,46</text:p>
          </table:table-cell>
          <table:table-cell table:formula="of:=([.B50]*(2/(12+1))+[.C49]*(1-(2/(12+1))))" office:value-type="float" office:value="411.496095017931">
            <text:p>411,4960950179</text:p>
          </table:table-cell>
          <table:table-cell table:formula="of:=[.B50]*(2/(26+1)) + [.D49]*(1-(2/(26+1)))" office:value-type="float" office:value="421.565304628066">
            <text:p>421,5653046281</text:p>
          </table:table-cell>
          <table:table-cell table:formula="of:=[.C50]-[.D50]" office:value-type="float" office:value="-10.0692096101343">
            <text:p>-10,0692096101</text:p>
          </table:table-cell>
          <table:table-cell table:formula="of:=([.E50]*(2/(9+1))+[.F49]*(1-(2/(9+1))))" office:value-type="float" office:value="-7.33974702300915">
            <text:p>-7,339747023</text:p>
          </table:table-cell>
          <table:table-cell table:formula="of:=[.E50]-[.F50]" office:value-type="float" office:value="-2.72946258712514">
            <text:p>-2,7294625871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25">
            <text:p>25.04.2013</text:p>
          </table:table-cell>
          <table:table-cell table:style-name="ce6" office:value-type="float" office:value="408.38">
            <text:p>408,38</text:p>
          </table:table-cell>
          <table:table-cell table:formula="of:=([.B51]*(2/(12+1))+[.C50]*(1-(2/(12+1))))" office:value-type="float" office:value="411.016695784403">
            <text:p>411,0166957844</text:p>
          </table:table-cell>
          <table:table-cell table:formula="of:=[.B51]*(2/(26+1)) + [.D50]*(1-(2/(26+1)))" office:value-type="float" office:value="420.588615396357">
            <text:p>420,5886153964</text:p>
          </table:table-cell>
          <table:table-cell table:formula="of:=[.C51]-[.D51]" office:value-type="float" office:value="-9.5719196119536">
            <text:p>-9,571919612</text:p>
          </table:table-cell>
          <table:table-cell table:formula="of:=([.E51]*(2/(9+1))+[.F50]*(1-(2/(9+1))))" office:value-type="float" office:value="-7.78618154079804">
            <text:p>-7,7861815408</text:p>
          </table:table-cell>
          <table:table-cell table:formula="of:=[.E51]-[.F51]" office:value-type="float" office:value="-1.78573807115556">
            <text:p>-1,7857380712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26">
            <text:p>26.04.2013</text:p>
          </table:table-cell>
          <table:table-cell table:style-name="ce6" office:value-type="float" office:value="417.2">
            <text:p>417,2</text:p>
          </table:table-cell>
          <table:table-cell table:formula="of:=([.B52]*(2/(12+1))+[.C51]*(1-(2/(12+1))))" office:value-type="float" office:value="411.967973356034">
            <text:p>411,967973356</text:p>
          </table:table-cell>
          <table:table-cell table:formula="of:=[.B52]*(2/(26+1)) + [.D51]*(1-(2/(26+1)))" office:value-type="float" office:value="420.337606848479">
            <text:p>420,3376068485</text:p>
          </table:table-cell>
          <table:table-cell table:formula="of:=[.C52]-[.D52]" office:value-type="float" office:value="-8.36963349244508">
            <text:p>-8,3696334924</text:p>
          </table:table-cell>
          <table:table-cell table:formula="of:=([.E52]*(2/(9+1))+[.F51]*(1-(2/(9+1))))" office:value-type="float" office:value="-7.90287193112745">
            <text:p>-7,9028719311</text:p>
          </table:table-cell>
          <table:table-cell table:formula="of:=[.E52]-[.F52]" office:value-type="float" office:value="-0.466761561317626">
            <text:p>-0,4667615613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29">
            <text:p>29.04.2013</text:p>
          </table:table-cell>
          <table:table-cell table:style-name="ce6" office:value-type="float" office:value="430.12">
            <text:p>430,12</text:p>
          </table:table-cell>
          <table:table-cell table:formula="of:=([.B53]*(2/(12+1))+[.C52]*(1-(2/(12+1))))" office:value-type="float" office:value="414.760592839721">
            <text:p>414,7605928397</text:p>
          </table:table-cell>
          <table:table-cell table:formula="of:=[.B53]*(2/(26+1)) + [.D52]*(1-(2/(26+1)))" office:value-type="float" office:value="421.062228563406">
            <text:p>421,0622285634</text:p>
          </table:table-cell>
          <table:table-cell table:formula="of:=[.C53]-[.D53]" office:value-type="float" office:value="-6.30163572368542">
            <text:p>-6,3016357237</text:p>
          </table:table-cell>
          <table:table-cell table:formula="of:=([.E53]*(2/(9+1))+[.F52]*(1-(2/(9+1))))" office:value-type="float" office:value="-7.58262468963904">
            <text:p>-7,5826246896</text:p>
          </table:table-cell>
          <table:table-cell table:formula="of:=[.E53]-[.F53]" office:value-type="float" office:value="1.28098896595362">
            <text:p>1,28098896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4-30">
            <text:p>30.04.2013</text:p>
          </table:table-cell>
          <table:table-cell table:style-name="ce6" office:value-type="float" office:value="442.78">
            <text:p>442,78</text:p>
          </table:table-cell>
          <table:table-cell table:formula="of:=([.B54]*(2/(12+1))+[.C53]*(1-(2/(12+1))))" office:value-type="float" office:value="419.071270864379">
            <text:p>419,0712708644</text:p>
          </table:table-cell>
          <table:table-cell table:formula="of:=[.B54]*(2/(26+1)) + [.D53]*(1-(2/(26+1)))" office:value-type="float" office:value="422.670952373524">
            <text:p>422,6709523735</text:p>
          </table:table-cell>
          <table:table-cell table:formula="of:=[.C54]-[.D54]" office:value-type="float" office:value="-3.59968150914517">
            <text:p>-3,5996815091</text:p>
          </table:table-cell>
          <table:table-cell table:formula="of:=([.E54]*(2/(9+1))+[.F53]*(1-(2/(9+1))))" office:value-type="float" office:value="-6.78603605354027">
            <text:p>-6,7860360535</text:p>
          </table:table-cell>
          <table:table-cell table:formula="of:=[.E54]-[.F54]" office:value-type="float" office:value="3.1863545443951">
            <text:p>3,1863545444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01">
            <text:p>01.05.2013</text:p>
          </table:table-cell>
          <table:table-cell table:style-name="ce6" office:value-type="float" office:value="439.29">
            <text:p>439,29</text:p>
          </table:table-cell>
          <table:table-cell table:formula="of:=([.B55]*(2/(12+1))+[.C54]*(1-(2/(12+1))))" office:value-type="float" office:value="422.181844577552">
            <text:p>422,1818445776</text:p>
          </table:table-cell>
          <table:table-cell table:formula="of:=[.B55]*(2/(26+1)) + [.D54]*(1-(2/(26+1)))" office:value-type="float" office:value="423.901992938448">
            <text:p>423,9019929384</text:p>
          </table:table-cell>
          <table:table-cell table:formula="of:=[.C55]-[.D55]" office:value-type="float" office:value="-1.72014836089687">
            <text:p>-1,7201483609</text:p>
          </table:table-cell>
          <table:table-cell table:formula="of:=([.E55]*(2/(9+1))+[.F54]*(1-(2/(9+1))))" office:value-type="float" office:value="-5.77285851501159">
            <text:p>-5,772858515</text:p>
          </table:table-cell>
          <table:table-cell table:formula="of:=[.E55]-[.F55]" office:value-type="float" office:value="4.05271015411472">
            <text:p>4,0527101541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02">
            <text:p>02.05.2013</text:p>
          </table:table-cell>
          <table:table-cell table:style-name="ce6" office:value-type="float" office:value="445.52">
            <text:p>445,52</text:p>
          </table:table-cell>
          <table:table-cell table:formula="of:=([.B56]*(2/(12+1))+[.C55]*(1-(2/(12+1))))" office:value-type="float" office:value="425.772330027159">
            <text:p>425,7723300272</text:p>
          </table:table-cell>
          <table:table-cell table:formula="of:=[.B56]*(2/(26+1)) + [.D55]*(1-(2/(26+1)))" office:value-type="float" office:value="425.50332679486">
            <text:p>425,5033267949</text:p>
          </table:table-cell>
          <table:table-cell table:formula="of:=[.C56]-[.D56]" office:value-type="float" office:value="0.269003232299383">
            <text:p>0,2690032323</text:p>
          </table:table-cell>
          <table:table-cell table:formula="of:=([.E56]*(2/(9+1))+[.F55]*(1-(2/(9+1))))" office:value-type="float" office:value="-4.5644861655494">
            <text:p>-4,5644861655</text:p>
          </table:table-cell>
          <table:table-cell table:formula="of:=[.E56]-[.F56]" office:value-type="float" office:value="4.83348939784878">
            <text:p>4,8334893978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03">
            <text:p>03.05.2013</text:p>
          </table:table-cell>
          <table:table-cell table:style-name="ce6" office:value-type="float" office:value="449.98">
            <text:p>449,98</text:p>
          </table:table-cell>
          <table:table-cell table:formula="of:=([.B57]*(2/(12+1))+[.C56]*(1-(2/(12+1))))" office:value-type="float" office:value="429.496586946058">
            <text:p>429,4965869461</text:p>
          </table:table-cell>
          <table:table-cell table:formula="of:=[.B57]*(2/(26+1)) + [.D56]*(1-(2/(26+1)))" office:value-type="float" office:value="427.316413698944">
            <text:p>427,3164136989</text:p>
          </table:table-cell>
          <table:table-cell table:formula="of:=[.C57]-[.D57]" office:value-type="float" office:value="2.18017324711349">
            <text:p>2,1801732471</text:p>
          </table:table-cell>
          <table:table-cell table:formula="of:=([.E57]*(2/(9+1))+[.F56]*(1-(2/(9+1))))" office:value-type="float" office:value="-3.21555428301682">
            <text:p>-3,215554283</text:p>
          </table:table-cell>
          <table:table-cell table:formula="of:=[.E57]-[.F57]" office:value-type="float" office:value="5.39572753013031">
            <text:p>5,3957275301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06">
            <text:p>06.05.2013</text:p>
          </table:table-cell>
          <table:table-cell table:style-name="ce6" office:value-type="float" office:value="460.71">
            <text:p>460,71</text:p>
          </table:table-cell>
          <table:table-cell table:formula="of:=([.B58]*(2/(12+1))+[.C57]*(1-(2/(12+1))))" office:value-type="float" office:value="434.298650492818">
            <text:p>434,2986504928</text:p>
          </table:table-cell>
          <table:table-cell table:formula="of:=[.B58]*(2/(26+1)) + [.D57]*(1-(2/(26+1)))" office:value-type="float" office:value="429.790012684208">
            <text:p>429,7900126842</text:p>
          </table:table-cell>
          <table:table-cell table:formula="of:=[.C58]-[.D58]" office:value-type="float" office:value="4.50863780861044">
            <text:p>4,5086378086</text:p>
          </table:table-cell>
          <table:table-cell table:formula="of:=([.E58]*(2/(9+1))+[.F57]*(1-(2/(9+1))))" office:value-type="float" office:value="-1.67071586469137">
            <text:p>-1,6707158647</text:p>
          </table:table-cell>
          <table:table-cell table:formula="of:=[.E58]-[.F58]" office:value-type="float" office:value="6.17935367330181">
            <text:p>6,1793536733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07">
            <text:p>07.05.2013</text:p>
          </table:table-cell>
          <table:table-cell table:style-name="ce6" office:value-type="float" office:value="458.66">
            <text:p>458,66</text:p>
          </table:table-cell>
          <table:table-cell table:formula="of:=([.B59]*(2/(12+1))+[.C58]*(1-(2/(12+1))))" office:value-type="float" office:value="438.046550417">
            <text:p>438,046550417</text:p>
          </table:table-cell>
          <table:table-cell table:formula="of:=[.B59]*(2/(26+1)) + [.D58]*(1-(2/(26+1)))" office:value-type="float" office:value="431.928530263155">
            <text:p>431,9285302632</text:p>
          </table:table-cell>
          <table:table-cell table:formula="of:=[.C59]-[.D59]" office:value-type="float" office:value="6.11802015384473">
            <text:p>6,1180201538</text:p>
          </table:table-cell>
          <table:table-cell table:formula="of:=([.E59]*(2/(9+1))+[.F58]*(1-(2/(9+1))))" office:value-type="float" office:value="-0.112968660984148">
            <text:p>-0,112968661</text:p>
          </table:table-cell>
          <table:table-cell table:formula="of:=[.E59]-[.F59]" office:value-type="float" office:value="6.23098881482887">
            <text:p>6,2309888148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08">
            <text:p>08.05.2013</text:p>
          </table:table-cell>
          <table:table-cell table:style-name="ce6" office:value-type="float" office:value="463.84">
            <text:p>463,84</text:p>
          </table:table-cell>
          <table:table-cell table:formula="of:=([.B60]*(2/(12+1))+[.C59]*(1-(2/(12+1))))" office:value-type="float" office:value="442.014773429769">
            <text:p>442,0147734298</text:p>
          </table:table-cell>
          <table:table-cell table:formula="of:=[.B60]*(2/(26+1)) + [.D59]*(1-(2/(26+1)))" office:value-type="float" office:value="434.292342836255">
            <text:p>434,2923428363</text:p>
          </table:table-cell>
          <table:table-cell table:formula="of:=[.C60]-[.D60]" office:value-type="float" office:value="7.72243059351439">
            <text:p>7,7224305935</text:p>
          </table:table-cell>
          <table:table-cell table:formula="of:=([.E60]*(2/(9+1))+[.F59]*(1-(2/(9+1))))" office:value-type="float" office:value="1.45411118991556">
            <text:p>1,4541111899</text:p>
          </table:table-cell>
          <table:table-cell table:formula="of:=[.E60]-[.F60]" office:value-type="float" office:value="6.26831940359883">
            <text:p>6,268319403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09">
            <text:p>09.05.2013</text:p>
          </table:table-cell>
          <table:table-cell table:style-name="ce6" office:value-type="float" office:value="456.77">
            <text:p>456,77</text:p>
          </table:table-cell>
          <table:table-cell table:formula="of:=([.B61]*(2/(12+1))+[.C60]*(1-(2/(12+1))))" office:value-type="float" office:value="444.284808286728">
            <text:p>444,2848082867</text:p>
          </table:table-cell>
          <table:table-cell table:formula="of:=[.B61]*(2/(26+1)) + [.D60]*(1-(2/(26+1)))" office:value-type="float" office:value="435.957354478014">
            <text:p>435,957354478</text:p>
          </table:table-cell>
          <table:table-cell table:formula="of:=[.C61]-[.D61]" office:value-type="float" office:value="8.32745380871404">
            <text:p>8,3274538087</text:p>
          </table:table-cell>
          <table:table-cell table:formula="of:=([.E61]*(2/(9+1))+[.F60]*(1-(2/(9+1))))" office:value-type="float" office:value="2.82877971367526">
            <text:p>2,8287797137</text:p>
          </table:table-cell>
          <table:table-cell table:formula="of:=[.E61]-[.F61]" office:value-type="float" office:value="5.49867409503879">
            <text:p>5,498674095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10">
            <text:p>10.05.2013</text:p>
          </table:table-cell>
          <table:table-cell table:style-name="ce6" office:value-type="float" office:value="452.97">
            <text:p>452,97</text:p>
          </table:table-cell>
          <table:table-cell table:formula="of:=([.B62]*(2/(12+1))+[.C61]*(1-(2/(12+1))))" office:value-type="float" office:value="445.620991627231">
            <text:p>445,6209916272</text:p>
          </table:table-cell>
          <table:table-cell table:formula="of:=[.B62]*(2/(26+1)) + [.D61]*(1-(2/(26+1)))" office:value-type="float" office:value="437.217550442605">
            <text:p>437,2175504426</text:p>
          </table:table-cell>
          <table:table-cell table:formula="of:=[.C62]-[.D62]" office:value-type="float" office:value="8.40344118462588">
            <text:p>8,4034411846</text:p>
          </table:table-cell>
          <table:table-cell table:formula="of:=([.E62]*(2/(9+1))+[.F61]*(1-(2/(9+1))))" office:value-type="float" office:value="3.94371200786538">
            <text:p>3,9437120079</text:p>
          </table:table-cell>
          <table:table-cell table:formula="of:=[.E62]-[.F62]" office:value-type="float" office:value="4.4597291767605">
            <text:p>4,4597291768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13">
            <text:p>13.05.2013</text:p>
          </table:table-cell>
          <table:table-cell table:style-name="ce6" office:value-type="float" office:value="454.74">
            <text:p>454,74</text:p>
          </table:table-cell>
          <table:table-cell table:formula="of:=([.B63]*(2/(12+1))+[.C62]*(1-(2/(12+1))))" office:value-type="float" office:value="447.023915992272">
            <text:p>447,0239159923</text:p>
          </table:table-cell>
          <table:table-cell table:formula="of:=[.B63]*(2/(26+1)) + [.D62]*(1-(2/(26+1)))" office:value-type="float" office:value="438.515509669079">
            <text:p>438,5155096691</text:p>
          </table:table-cell>
          <table:table-cell table:formula="of:=[.C63]-[.D63]" office:value-type="float" office:value="8.50840632319353">
            <text:p>8,5084063232</text:p>
          </table:table-cell>
          <table:table-cell table:formula="of:=([.E63]*(2/(9+1))+[.F62]*(1-(2/(9+1))))" office:value-type="float" office:value="4.85665087093101">
            <text:p>4,8566508709</text:p>
          </table:table-cell>
          <table:table-cell table:formula="of:=[.E63]-[.F63]" office:value-type="float" office:value="3.65175545226252">
            <text:p>3,6517554523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14">
            <text:p>14.05.2013</text:p>
          </table:table-cell>
          <table:table-cell table:style-name="ce6" office:value-type="float" office:value="443.86">
            <text:p>443,86</text:p>
          </table:table-cell>
          <table:table-cell table:formula="of:=([.B64]*(2/(12+1))+[.C63]*(1-(2/(12+1))))" office:value-type="float" office:value="446.537159685769">
            <text:p>446,5371596858</text:p>
          </table:table-cell>
          <table:table-cell table:formula="of:=[.B64]*(2/(26+1)) + [.D63]*(1-(2/(26+1)))" office:value-type="float" office:value="438.91139784174">
            <text:p>438,9113978417</text:p>
          </table:table-cell>
          <table:table-cell table:formula="of:=[.C64]-[.D64]" office:value-type="float" office:value="7.62576184402923">
            <text:p>7,625761844</text:p>
          </table:table-cell>
          <table:table-cell table:formula="of:=([.E64]*(2/(9+1))+[.F63]*(1-(2/(9+1))))" office:value-type="float" office:value="5.41047306555065">
            <text:p>5,4104730656</text:p>
          </table:table-cell>
          <table:table-cell table:formula="of:=[.E64]-[.F64]" office:value-type="float" office:value="2.21528877847857">
            <text:p>2,2152887785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15">
            <text:p>15.05.2013</text:p>
          </table:table-cell>
          <table:table-cell table:style-name="ce6" office:value-type="float" office:value="428.85">
            <text:p>428,85</text:p>
          </table:table-cell>
          <table:table-cell table:formula="of:=([.B65]*(2/(12+1))+[.C64]*(1-(2/(12+1))))" office:value-type="float" office:value="443.816058195651">
            <text:p>443,8160581957</text:p>
          </table:table-cell>
          <table:table-cell table:formula="of:=[.B65]*(2/(26+1)) + [.D64]*(1-(2/(26+1)))" office:value-type="float" office:value="438.166109112722">
            <text:p>438,1661091127</text:p>
          </table:table-cell>
          <table:table-cell table:formula="of:=[.C65]-[.D65]" office:value-type="float" office:value="5.64994908292869">
            <text:p>5,6499490829</text:p>
          </table:table-cell>
          <table:table-cell table:formula="of:=([.E65]*(2/(9+1))+[.F64]*(1-(2/(9+1))))" office:value-type="float" office:value="5.45836826902626">
            <text:p>5,458368269</text:p>
          </table:table-cell>
          <table:table-cell table:formula="of:=[.E65]-[.F65]" office:value-type="float" office:value="0.191580813902426">
            <text:p>0,1915808139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16">
            <text:p>16.05.2013</text:p>
          </table:table-cell>
          <table:table-cell table:style-name="ce6" office:value-type="float" office:value="434.58">
            <text:p>434,58</text:p>
          </table:table-cell>
          <table:table-cell table:formula="of:=([.B66]*(2/(12+1))+[.C65]*(1-(2/(12+1))))" office:value-type="float" office:value="442.395126165551">
            <text:p>442,3951261656</text:p>
          </table:table-cell>
          <table:table-cell table:formula="of:=[.B66]*(2/(26+1)) + [.D65]*(1-(2/(26+1)))" office:value-type="float" office:value="437.900471400669">
            <text:p>437,9004714007</text:p>
          </table:table-cell>
          <table:table-cell table:formula="of:=[.C66]-[.D66]" office:value-type="float" office:value="4.49465476488206">
            <text:p>4,4946547649</text:p>
          </table:table-cell>
          <table:table-cell table:formula="of:=([.E66]*(2/(9+1))+[.F65]*(1-(2/(9+1))))" office:value-type="float" office:value="5.26562556819742">
            <text:p>5,2656255682</text:p>
          </table:table-cell>
          <table:table-cell table:formula="of:=[.E66]-[.F66]" office:value-type="float" office:value="-0.770970803315363">
            <text:p>-0,7709708033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17">
            <text:p>17.05.2013</text:p>
          </table:table-cell>
          <table:table-cell table:style-name="ce6" office:value-type="float" office:value="433.26">
            <text:p>433,26</text:p>
          </table:table-cell>
          <table:table-cell table:formula="of:=([.B67]*(2/(12+1))+[.C66]*(1-(2/(12+1))))" office:value-type="float" office:value="440.989722140081">
            <text:p>440,9897221401</text:p>
          </table:table-cell>
          <table:table-cell table:formula="of:=[.B67]*(2/(26+1)) + [.D66]*(1-(2/(26+1)))" office:value-type="float" office:value="437.556732778397">
            <text:p>437,5567327784</text:p>
          </table:table-cell>
          <table:table-cell table:formula="of:=[.C67]-[.D67]" office:value-type="float" office:value="3.43298936168441">
            <text:p>3,4329893617</text:p>
          </table:table-cell>
          <table:table-cell table:formula="of:=([.E67]*(2/(9+1))+[.F66]*(1-(2/(9+1))))" office:value-type="float" office:value="4.89909832689482">
            <text:p>4,8990983269</text:p>
          </table:table-cell>
          <table:table-cell table:formula="of:=[.E67]-[.F67]" office:value-type="float" office:value="-1.46610896521041">
            <text:p>-1,4661089652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20">
            <text:p>20.05.2013</text:p>
          </table:table-cell>
          <table:table-cell table:style-name="ce6" office:value-type="float" office:value="442.93">
            <text:p>442,93</text:p>
          </table:table-cell>
          <table:table-cell table:formula="of:=([.B68]*(2/(12+1))+[.C67]*(1-(2/(12+1))))" office:value-type="float" office:value="441.288226426223">
            <text:p>441,2882264262</text:p>
          </table:table-cell>
          <table:table-cell table:formula="of:=[.B68]*(2/(26+1)) + [.D67]*(1-(2/(26+1)))" office:value-type="float" office:value="437.95475257259">
            <text:p>437,9547525726</text:p>
          </table:table-cell>
          <table:table-cell table:formula="of:=[.C68]-[.D68]" office:value-type="float" office:value="3.33347385363294">
            <text:p>3,3334738536</text:p>
          </table:table-cell>
          <table:table-cell table:formula="of:=([.E68]*(2/(9+1))+[.F67]*(1-(2/(9+1))))" office:value-type="float" office:value="4.58597343224244">
            <text:p>4,5859734322</text:p>
          </table:table-cell>
          <table:table-cell table:formula="of:=[.E68]-[.F68]" office:value-type="float" office:value="-1.2524995786095">
            <text:p>-1,2524995786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21">
            <text:p>21.05.2013</text:p>
          </table:table-cell>
          <table:table-cell table:style-name="ce6" office:value-type="float" office:value="439.66">
            <text:p>439,66</text:p>
          </table:table-cell>
          <table:table-cell table:formula="of:=([.B69]*(2/(12+1))+[.C68]*(1-(2/(12+1))))" office:value-type="float" office:value="441.037730052958">
            <text:p>441,037730053</text:p>
          </table:table-cell>
          <table:table-cell table:formula="of:=[.B69]*(2/(26+1)) + [.D68]*(1-(2/(26+1)))" office:value-type="float" office:value="438.081067196842">
            <text:p>438,0810671968</text:p>
          </table:table-cell>
          <table:table-cell table:formula="of:=[.C69]-[.D69]" office:value-type="float" office:value="2.95666285611526">
            <text:p>2,9566628561</text:p>
          </table:table-cell>
          <table:table-cell table:formula="of:=([.E69]*(2/(9+1))+[.F68]*(1-(2/(9+1))))" office:value-type="float" office:value="4.26011131701701">
            <text:p>4,260111317</text:p>
          </table:table-cell>
          <table:table-cell table:formula="of:=[.E69]-[.F69]" office:value-type="float" office:value="-1.30344846090175">
            <text:p>-1,3034484609</text:p>
          </table:table-cell>
          <table:table-cell table:number-columns-repeated="1017"/>
        </table:table-row>
        <table:table-row table:style-name="ro3">
          <table:table-cell table:style-name="ce5" office:value-type="date" office:date-value="2013-05-22">
            <text:p>22.05.2013</text:p>
          </table:table-cell>
          <table:table-cell table:style-name="ce6" office:value-type="float" office:value="441.35">
            <text:p>441,35</text:p>
          </table:table-cell>
          <table:table-cell table:formula="of:=([.B70]*(2/(12+1))+[.C69]*(1-(2/(12+1))))" office:value-type="float" office:value="441.085771583272">
            <text:p>441,0857715833</text:p>
          </table:table-cell>
          <table:table-cell table:formula="of:=[.B70]*(2/(26+1)) + [.D69]*(1-(2/(26+1)))" office:value-type="float" office:value="438.323210367447">
            <text:p>438,3232103674</text:p>
          </table:table-cell>
          <table:table-cell table:formula="of:=[.C70]-[.D70]" office:value-type="float" office:value="2.76256121582526">
            <text:p>2,7625612158</text:p>
          </table:table-cell>
          <table:table-cell table:formula="of:=([.E70]*(2/(9+1))+[.F69]*(1-(2/(9+1))))" office:value-type="float" office:value="3.96060129677866">
            <text:p>3,9606012968</text:p>
          </table:table-cell>
          <table:table-cell table:formula="of:=[.E70]-[.F70]" office:value-type="float" office:value="-1.1980400809534">
            <text:p>-1,198040081</text:p>
          </table:table-cell>
          <table:table-cell table:number-columns-repeated="1017"/>
        </table:table-row>
        <table:table-row table:style-name="ro3" table:number-rows-repeated="60">
          <table:table-cell table:style-name="ce5"/>
          <table:table-cell table:style-name="ce6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 table:number-rows-repeated="24">
          <table:table-cell table:style-name="ce7"/>
          <table:table-cell table:number-columns-repeated="1023"/>
        </table:table-row>
        <table:table-row table:style-name="ro3" table:number-rows-repeated="104842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date-style style:name="N106P0" style:volatile="true">
      <number:day/>
      <number:text>-</number:text>
      <number:month number:textual="true"/>
      <number:text>-</number:text>
      <number:year/>
    </number:date-style>
    <number:text-style style:name="N106">
      <number:text-content/>
      <style:map style:condition="value()&gt;=0" style:apply-style-name="N106P0"/>
    </number:text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8">08.01.2021</text:date>, <text:time>20:20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MACD" style:display-name="PageStyle_MAC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4" meta:object-count="2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d9d9d9" draw:fill="solid" draw:fill-color="#ffffff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8036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7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tick-marks-major-inner="false" chart:tick-marks-major-outer="false" chart:logarithmic="false" chart:gap-width="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a6a6a6" svg:stroke-opacity="35%"/>
    </style:style>
    <style:style style:name="ch8" style:family="chart" style:data-style-name="N8000">
      <style:chart-properties chart:label-position="outside">
        <chart:label-separator>
          <text:p>; </text:p>
        </chart:label-separator>
      </style:chart-properties>
      <style:graphic-properties svg:stroke-color="#a6a6a6" draw:fill-color="#dce6f2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a6a6a6" draw:fill-color="#a6a6a6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be4b48" draw:fill-color="#be4b48"/>
      <style:text-properties fo:color="#000000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655cm" svg:height="8.697cm" xlink:href=".." xlink:type="simple" chart:class="chart:bar" chart:style-name="ch1">
        <chart:title svg:x="3.728cm" svg:y="0.308cm" chart:style-name="ch2">
          <text:p>MACD &amp; Signal</text:p>
        </chart:title>
        <chart:legend chart:legend-position="end" svg:x="3.44cm" svg:y="1.417cm" style:legend-expansion="custom" chartooo:width="2.691cm" chartooo:height="1.775cm" style:legend-expansion-aspect-ratio="1.51605633802817" chart:style-name="ch3"/>
        <chart:plot-area chart:style-name="ch4" table:cell-range-address="MACD.A30:MACD.A70 MACD.E4:MACD.G4 MACD.E30:MACD.G70" chart:data-source-has-labels="both" svg:x="0.174cm" svg:y="1.176cm" svg:width="11.193cm" svg:height="6.86cm">
          <chartooo:coordinate-region svg:x="0.751cm" svg:y="1.375cm" svg:width="10.616cm" svg:height="6.462cm"/>
          <chart:axis chart:dimension="x" chart:name="primary-x" chart:style-name="ch5" chartooo:axis-type="text">
            <chart:categories table:cell-range-address="MACD.A30:MACD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CD.G30:MACD.G70" chart:label-cell-address="MACD.G4:MACD.G4" chart:class="chart:bar">
            <chart:data-point chart:repeated="41"/>
          </chart:series>
          <chart:series chart:style-name="ch9" chart:values-cell-range-address="MACD.E30:MACD.E70" chart:label-cell-address="MACD.E4:MACD.E4" chart:class="chart:line">
            <chart:data-point chart:repeated="41"/>
          </chart:series>
          <chart:series chart:style-name="ch10" chart:values-cell-range-address="MACD.F30:MACD.F70" chart:label-cell-address="MACD.F4:MACD.F4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ogram</text:p>
                <draw:g>
                  <svg:desc>MACD.G4:MACD.G4</svg:desc>
                </draw:g>
              </table:table-cell>
              <table:table-cell office:value-type="string">
                <text:p>MACD</text:p>
                <draw:g>
                  <svg:desc>MACD.E4:MACD.E4</svg:desc>
                </draw:g>
              </table:table-cell>
              <table:table-cell office:value-type="string">
                <text:p>Signal</text:p>
                <draw:g>
                  <svg:desc>MACD.F4:MACD.F4</svg:desc>
                </draw:g>
              </table:table-cell>
            </table:table-row>
          </table:table-header-rows>
          <table:table-rows>
            <table:table-row>
              <table:table-cell office:value-type="float" office:value="41359">
                <text:p>41360</text:p>
                <draw:g>
                  <svg:desc>MACD.A30:MACD.A70</svg:desc>
                </draw:g>
              </table:table-cell>
              <table:table-cell office:value-type="float" office:value="NaN">
                <text:p>NaN</text:p>
                <draw:g>
                  <svg:desc>MACD.G30:MACD.G70</svg:desc>
                </draw:g>
              </table:table-cell>
              <table:table-cell office:value-type="float" office:value="8.27526950390768">
                <text:p>8.27526950390768</text:p>
                <draw:g>
                  <svg:desc>MACD.E30:MACD.E70</svg:desc>
                </draw:g>
              </table:table-cell>
              <table:table-cell office:value-type="float" office:value="NaN">
                <text:p>NaN</text:p>
                <draw:g>
                  <svg:desc>MACD.F30:MACD.F70</svg:desc>
                </draw:g>
              </table:table-cell>
            </table:table-row>
            <table:table-row>
              <table:table-cell office:value-type="float" office:value="41360">
                <text:p>41360</text:p>
              </table:table-cell>
              <table:table-cell office:value-type="float" office:value="NaN">
                <text:p>NaN</text:p>
              </table:table-cell>
              <table:table-cell office:value-type="float" office:value="7.70337838145684">
                <text:p>7.70337838145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1">
                <text:p>41360</text:p>
              </table:table-cell>
              <table:table-cell office:value-type="float" office:value="NaN">
                <text:p>NaN</text:p>
              </table:table-cell>
              <table:table-cell office:value-type="float" office:value="6.41607475695599">
                <text:p>6.41607475695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4.23751978326493">
                <text:p>4.23751978326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2.55258332486574">
                <text:p>2.55258332486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7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1.37888571985366">
                <text:p>1.37888571985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8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0.102981491199103">
                <text:p>0.102981491199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9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-1.25840195280313">
                <text:p>-1.25840195280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72">
                <text:p>41370</text:p>
              </table:table-cell>
              <table:table-cell office:value-type="float" office:value="-5.1080840588289">
                <text:p>-5.1080840588289</text:p>
              </table:table-cell>
              <table:table-cell office:value-type="float" office:value="-2.07055819009491">
                <text:p>-2.07055819009491</text:p>
              </table:table-cell>
              <table:table-cell office:value-type="float" office:value="3.03752586873399">
                <text:p>3.03752586873399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-4.5274945575927">
                <text:p>-4.5274945575927</text:p>
              </table:table-cell>
              <table:table-cell office:value-type="float" office:value="-2.62184232825689">
                <text:p>-2.62184232825689</text:p>
              </table:table-cell>
              <table:table-cell office:value-type="float" office:value="1.90565222933581">
                <text:p>1.90565222933581</text:p>
              </table:table-cell>
            </table:table-row>
            <table:table-row>
              <table:table-cell office:value-type="float" office:value="41374">
                <text:p>41370</text:p>
              </table:table-cell>
              <table:table-cell office:value-type="float" office:value="-3.38777517583261">
                <text:p>-3.38777517583261</text:p>
              </table:table-cell>
              <table:table-cell office:value-type="float" office:value="-2.32906674045495">
                <text:p>-2.32906674045495</text:p>
              </table:table-cell>
              <table:table-cell office:value-type="float" office:value="1.05870843537766">
                <text:p>1.05870843537766</text:p>
              </table:table-cell>
            </table:table-row>
            <table:table-row>
              <table:table-cell office:value-type="float" office:value="41375">
                <text:p>41380</text:p>
              </table:table-cell>
              <table:table-cell office:value-type="float" office:value="-2.59227244013652">
                <text:p>-2.59227244013652</text:p>
              </table:table-cell>
              <table:table-cell office:value-type="float" office:value="-2.18163211479299">
                <text:p>-2.18163211479299</text:p>
              </table:table-cell>
              <table:table-cell office:value-type="float" office:value="0.410640325343531">
                <text:p>0.410640325343531</text:p>
              </table:table-cell>
            </table:table-row>
            <table:table-row>
              <table:table-cell office:value-type="float" office:value="41376">
                <text:p>41380</text:p>
              </table:table-cell>
              <table:table-cell office:value-type="float" office:value="-2.25061327856797">
                <text:p>-2.25061327856797</text:p>
              </table:table-cell>
              <table:table-cell office:value-type="float" office:value="-2.40262627286643">
                <text:p>-2.40262627286643</text:p>
              </table:table-cell>
              <table:table-cell office:value-type="float" office:value="-0.152012994298461">
                <text:p>-0.152012994298461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-2.55208694964352">
                <text:p>-2.55208694964352</text:p>
              </table:table-cell>
              <table:table-cell office:value-type="float" office:value="-3.34212168135286">
                <text:p>-3.34212168135286</text:p>
              </table:table-cell>
              <table:table-cell office:value-type="float" office:value="-0.790034731709342">
                <text:p>-0.790034731709342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-2.19226272349456">
                <text:p>-2.19226272349456</text:p>
              </table:table-cell>
              <table:table-cell office:value-type="float" office:value="-3.53036313607754">
                <text:p>-3.53036313607754</text:p>
              </table:table-cell>
              <table:table-cell office:value-type="float" office:value="-1.33810041258298">
                <text:p>-1.33810041258298</text:p>
              </table:table-cell>
            </table:table-row>
            <table:table-row>
              <table:table-cell office:value-type="float" office:value="41381">
                <text:p>41380</text:p>
              </table:table-cell>
              <table:table-cell office:value-type="float" office:value="-3.33549666883547">
                <text:p>-3.33549666883547</text:p>
              </table:table-cell>
              <table:table-cell office:value-type="float" office:value="-5.50747124862733">
                <text:p>-5.50747124862733</text:p>
              </table:table-cell>
              <table:table-cell office:value-type="float" office:value="-2.17197457979185">
                <text:p>-2.17197457979185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-4.54343971901519">
                <text:p>-4.54343971901519</text:p>
              </table:table-cell>
              <table:table-cell office:value-type="float" office:value="-7.85127422856084">
                <text:p>-7.85127422856084</text:p>
              </table:table-cell>
              <table:table-cell office:value-type="float" office:value="-3.30783450954565">
                <text:p>-3.30783450954565</text:p>
              </table:table-cell>
            </table:table-row>
            <table:table-row>
              <table:table-cell office:value-type="float" office:value="41383">
                <text:p>41380</text:p>
              </table:table-cell>
              <table:table-cell office:value-type="float" office:value="-5.12922635656252">
                <text:p>-5.12922635656252</text:p>
              </table:table-cell>
              <table:table-cell office:value-type="float" office:value="-9.7193674552488">
                <text:p>-9.7193674552488</text:p>
              </table:table-cell>
              <table:table-cell office:value-type="float" office:value="-4.59014109868628">
                <text:p>-4.59014109868628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-4.66618032745673">
                <text:p>-4.66618032745673</text:p>
              </table:table-cell>
              <table:table-cell office:value-type="float" office:value="-10.4228665080072">
                <text:p>-10.4228665080072</text:p>
              </table:table-cell>
              <table:table-cell office:value-type="float" office:value="-5.75668618055046">
                <text:p>-5.75668618055046</text:p>
              </table:table-cell>
            </table:table-row>
            <table:table-row>
              <table:table-cell office:value-type="float" office:value="41387">
                <text:p>41390</text:p>
              </table:table-cell>
              <table:table-cell office:value-type="float" office:value="-3.60278078270961">
                <text:p>-3.60278078270961</text:p>
              </table:table-cell>
              <table:table-cell office:value-type="float" office:value="-10.2601621589375">
                <text:p>-10.2601621589375</text:p>
              </table:table-cell>
              <table:table-cell office:value-type="float" office:value="-6.65738137622787">
                <text:p>-6.65738137622787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-2.72946258712514">
                <text:p>-2.72946258712514</text:p>
              </table:table-cell>
              <table:table-cell office:value-type="float" office:value="-10.0692096101343">
                <text:p>-10.0692096101343</text:p>
              </table:table-cell>
              <table:table-cell office:value-type="float" office:value="-7.33974702300915">
                <text:p>-7.33974702300915</text:p>
              </table:table-cell>
            </table:table-row>
            <table:table-row>
              <table:table-cell office:value-type="float" office:value="41389">
                <text:p>41390</text:p>
              </table:table-cell>
              <table:table-cell office:value-type="float" office:value="-1.78573807115556">
                <text:p>-1.78573807115556</text:p>
              </table:table-cell>
              <table:table-cell office:value-type="float" office:value="-9.5719196119536">
                <text:p>-9.5719196119536</text:p>
              </table:table-cell>
              <table:table-cell office:value-type="float" office:value="-7.78618154079804">
                <text:p>-7.78618154079804</text:p>
              </table:table-cell>
            </table:table-row>
            <table:table-row>
              <table:table-cell office:value-type="float" office:value="41390">
                <text:p>41390</text:p>
              </table:table-cell>
              <table:table-cell office:value-type="float" office:value="-0.466761561317626">
                <text:p>-0.466761561317626</text:p>
              </table:table-cell>
              <table:table-cell office:value-type="float" office:value="-8.36963349244508">
                <text:p>-8.36963349244508</text:p>
              </table:table-cell>
              <table:table-cell office:value-type="float" office:value="-7.90287193112745">
                <text:p>-7.90287193112745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1.28098896595362">
                <text:p>1.28098896595362</text:p>
              </table:table-cell>
              <table:table-cell office:value-type="float" office:value="-6.30163572368542">
                <text:p>-6.30163572368542</text:p>
              </table:table-cell>
              <table:table-cell office:value-type="float" office:value="-7.58262468963904">
                <text:p>-7.58262468963904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.1863545443951">
                <text:p>3.1863545443951</text:p>
              </table:table-cell>
              <table:table-cell office:value-type="float" office:value="-3.59968150914517">
                <text:p>-3.59968150914517</text:p>
              </table:table-cell>
              <table:table-cell office:value-type="float" office:value="-6.78603605354027">
                <text:p>-6.7860360535402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4.05271015411472">
                <text:p>4.05271015411472</text:p>
              </table:table-cell>
              <table:table-cell office:value-type="float" office:value="-1.72014836089687">
                <text:p>-1.72014836089687</text:p>
              </table:table-cell>
              <table:table-cell office:value-type="float" office:value="-5.77285851501159">
                <text:p>-5.77285851501159</text:p>
              </table:table-cell>
            </table:table-row>
            <table:table-row>
              <table:table-cell office:value-type="float" office:value="41396">
                <text:p>41400</text:p>
              </table:table-cell>
              <table:table-cell office:value-type="float" office:value="4.83348939784878">
                <text:p>4.83348939784878</text:p>
              </table:table-cell>
              <table:table-cell office:value-type="float" office:value="0.269003232299383">
                <text:p>0.269003232299383</text:p>
              </table:table-cell>
              <table:table-cell office:value-type="float" office:value="-4.5644861655494">
                <text:p>-4.5644861655494</text:p>
              </table:table-cell>
            </table:table-row>
            <table:table-row>
              <table:table-cell office:value-type="float" office:value="41397">
                <text:p>41400</text:p>
              </table:table-cell>
              <table:table-cell office:value-type="float" office:value="5.39572753013031">
                <text:p>5.39572753013031</text:p>
              </table:table-cell>
              <table:table-cell office:value-type="float" office:value="2.18017324711349">
                <text:p>2.18017324711349</text:p>
              </table:table-cell>
              <table:table-cell office:value-type="float" office:value="-3.21555428301682">
                <text:p>-3.21555428301682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6.17935367330181">
                <text:p>6.17935367330181</text:p>
              </table:table-cell>
              <table:table-cell office:value-type="float" office:value="4.50863780861044">
                <text:p>4.50863780861044</text:p>
              </table:table-cell>
              <table:table-cell office:value-type="float" office:value="-1.67071586469137">
                <text:p>-1.67071586469137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6.23098881482887">
                <text:p>6.23098881482887</text:p>
              </table:table-cell>
              <table:table-cell office:value-type="float" office:value="6.11802015384473">
                <text:p>6.11802015384473</text:p>
              </table:table-cell>
              <table:table-cell office:value-type="float" office:value="-0.112968660984148">
                <text:p>-0.112968660984148</text:p>
              </table:table-cell>
            </table:table-row>
            <table:table-row>
              <table:table-cell office:value-type="float" office:value="41402">
                <text:p>41400</text:p>
              </table:table-cell>
              <table:table-cell office:value-type="float" office:value="6.26831940359883">
                <text:p>6.26831940359883</text:p>
              </table:table-cell>
              <table:table-cell office:value-type="float" office:value="7.72243059351439">
                <text:p>7.72243059351439</text:p>
              </table:table-cell>
              <table:table-cell office:value-type="float" office:value="1.45411118991556">
                <text:p>1.45411118991556</text:p>
              </table:table-cell>
            </table:table-row>
            <table:table-row>
              <table:table-cell office:value-type="float" office:value="41403">
                <text:p>41400</text:p>
              </table:table-cell>
              <table:table-cell office:value-type="float" office:value="5.49867409503879">
                <text:p>5.49867409503879</text:p>
              </table:table-cell>
              <table:table-cell office:value-type="float" office:value="8.32745380871404">
                <text:p>8.32745380871404</text:p>
              </table:table-cell>
              <table:table-cell office:value-type="float" office:value="2.82877971367526">
                <text:p>2.82877971367526</text:p>
              </table:table-cell>
            </table:table-row>
            <table:table-row>
              <table:table-cell office:value-type="float" office:value="41404">
                <text:p>41400</text:p>
              </table:table-cell>
              <table:table-cell office:value-type="float" office:value="4.4597291767605">
                <text:p>4.4597291767605</text:p>
              </table:table-cell>
              <table:table-cell office:value-type="float" office:value="8.40344118462588">
                <text:p>8.40344118462588</text:p>
              </table:table-cell>
              <table:table-cell office:value-type="float" office:value="3.94371200786538">
                <text:p>3.94371200786538</text:p>
              </table:table-cell>
            </table:table-row>
            <table:table-row>
              <table:table-cell office:value-type="float" office:value="41407">
                <text:p>41410</text:p>
              </table:table-cell>
              <table:table-cell office:value-type="float" office:value="3.65175545226252">
                <text:p>3.65175545226252</text:p>
              </table:table-cell>
              <table:table-cell office:value-type="float" office:value="8.50840632319353">
                <text:p>8.50840632319353</text:p>
              </table:table-cell>
              <table:table-cell office:value-type="float" office:value="4.85665087093101">
                <text:p>4.85665087093101</text:p>
              </table:table-cell>
            </table:table-row>
            <table:table-row>
              <table:table-cell office:value-type="float" office:value="41408">
                <text:p>41410</text:p>
              </table:table-cell>
              <table:table-cell office:value-type="float" office:value="2.21528877847857">
                <text:p>2.21528877847857</text:p>
              </table:table-cell>
              <table:table-cell office:value-type="float" office:value="7.62576184402923">
                <text:p>7.62576184402923</text:p>
              </table:table-cell>
              <table:table-cell office:value-type="float" office:value="5.41047306555065">
                <text:p>5.41047306555065</text:p>
              </table:table-cell>
            </table:table-row>
            <table:table-row>
              <table:table-cell office:value-type="float" office:value="41409">
                <text:p>41410</text:p>
              </table:table-cell>
              <table:table-cell office:value-type="float" office:value="0.191580813902426">
                <text:p>0.191580813902426</text:p>
              </table:table-cell>
              <table:table-cell office:value-type="float" office:value="5.64994908292869">
                <text:p>5.64994908292869</text:p>
              </table:table-cell>
              <table:table-cell office:value-type="float" office:value="5.45836826902626">
                <text:p>5.45836826902626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-0.770970803315363">
                <text:p>-0.770970803315363</text:p>
              </table:table-cell>
              <table:table-cell office:value-type="float" office:value="4.49465476488206">
                <text:p>4.49465476488206</text:p>
              </table:table-cell>
              <table:table-cell office:value-type="float" office:value="5.26562556819742">
                <text:p>5.26562556819742</text:p>
              </table:table-cell>
            </table:table-row>
            <table:table-row>
              <table:table-cell office:value-type="float" office:value="41411">
                <text:p>41410</text:p>
              </table:table-cell>
              <table:table-cell office:value-type="float" office:value="-1.46610896521041">
                <text:p>-1.46610896521041</text:p>
              </table:table-cell>
              <table:table-cell office:value-type="float" office:value="3.43298936168441">
                <text:p>3.43298936168441</text:p>
              </table:table-cell>
              <table:table-cell office:value-type="float" office:value="4.89909832689482">
                <text:p>4.89909832689482</text:p>
              </table:table-cell>
            </table:table-row>
            <table:table-row>
              <table:table-cell office:value-type="float" office:value="41414">
                <text:p>41410</text:p>
              </table:table-cell>
              <table:table-cell office:value-type="float" office:value="-1.2524995786095">
                <text:p>-1.2524995786095</text:p>
              </table:table-cell>
              <table:table-cell office:value-type="float" office:value="3.33347385363294">
                <text:p>3.33347385363294</text:p>
              </table:table-cell>
              <table:table-cell office:value-type="float" office:value="4.58597343224244">
                <text:p>4.58597343224244</text:p>
              </table:table-cell>
            </table:table-row>
            <table:table-row>
              <table:table-cell office:value-type="float" office:value="41415">
                <text:p>41420</text:p>
              </table:table-cell>
              <table:table-cell office:value-type="float" office:value="-1.30344846090175">
                <text:p>-1.30344846090175</text:p>
              </table:table-cell>
              <table:table-cell office:value-type="float" office:value="2.95666285611526">
                <text:p>2.95666285611526</text:p>
              </table:table-cell>
              <table:table-cell office:value-type="float" office:value="4.26011131701701">
                <text:p>4.26011131701701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-1.1980400809534">
                <text:p>-1.1980400809534</text:p>
              </table:table-cell>
              <table:table-cell office:value-type="float" office:value="2.76256121582526">
                <text:p>2.76256121582526</text:p>
              </table:table-cell>
              <table:table-cell office:value-type="float" office:value="3.96060129677866">
                <text:p>3.96060129677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solid" svg:stroke-width="0.026cm" svg:stroke-color="#878787"/>
    </style:style>
    <style:style style:name="ch2" style:family="chart">
      <style:graphic-properties svg:stroke-color="#a6a6a6" draw:fill="solid" draw:fill-color="#ffffff"/>
      <style:text-properties fo:color="#000000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8036">
      <style:chart-properties chart:display-label="true" chart:logarithmic="false" chart:reverse-direction="false" text:line-break="false" chart:label-arrangement="side-by-side" chart:axis-position="0" chart:tick-mark-position="at-axis" style:rotation-angle="27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818cm" svg:height="8.725cm" xlink:href=".." xlink:type="simple" chart:class="chart:line" chart:style-name="ch1">
        <chart:legend chart:legend-position="end" svg:x="1.822cm" svg:y="3.694cm" style:legend-expansion="custom" chartooo:width="2.977cm" chartooo:height="1.199cm" style:legend-expansion-aspect-ratio="2.48290241868224" chart:style-name="ch2"/>
        <chart:plot-area chart:style-name="ch3" table:cell-range-address="MACD.A5:MACD.A70 MACD.C4:MACD.D70" chart:data-source-has-labels="both" svg:x="0.263cm" svg:y="0.249cm" svg:width="10.695cm" svg:height="8.318cm">
          <chartooo:coordinate-region svg:x="1.07cm" svg:y="0.448cm" svg:width="9.841cm" svg:height="6.227cm"/>
          <chart:axis chart:dimension="x" chart:name="primary-x" chart:style-name="ch4" chartooo:axis-type="text">
            <chart:categories table:cell-range-address="MACD.A5:MACD.A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CD.C5:MACD.C70" chart:label-cell-address="MACD.C4:MACD.C4" chart:class="chart:line">
            <chart:data-point chart:repeated="66"/>
          </chart:series>
          <chart:series chart:style-name="ch8" chart:values-cell-range-address="MACD.D5:MACD.D70" chart:label-cell-address="MACD.D4:MACD.D4" chart:class="chart:line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 Day EMA</text:p>
                <draw:g>
                  <svg:desc>MACD.C4:MACD.C4</svg:desc>
                </draw:g>
              </table:table-cell>
              <table:table-cell office:value-type="string">
                <text:p>26 Day EMA</text:p>
                <draw:g>
                  <svg:desc>MACD.D4:MACD.D4</svg:desc>
                </draw:g>
              </table:table-cell>
            </table:table-row>
          </table:table-header-rows>
          <table:table-rows>
            <table:table-row>
              <table:table-cell office:value-type="float" office:value="41324">
                <text:p>41320</text:p>
                <draw:g>
                  <svg:desc>MACD.A5:MACD.A70</svg:desc>
                </draw:g>
              </table:table-cell>
              <table:table-cell office:value-type="float" office:value="NaN">
                <text:p>NaN</text:p>
                <draw:g>
                  <svg:desc>MACD.C5:MACD.C70</svg:desc>
                </draw:g>
              </table:table-cell>
              <table:table-cell office:value-type="float" office:value="NaN">
                <text:p>NaN</text:p>
                <draw:g>
                  <svg:desc>MACD.D5:MACD.D70</svg:desc>
                </draw:g>
              </table:table-cell>
            </table:table-row>
            <table:table-row>
              <table:table-cell office:value-type="float" office:value="41325">
                <text:p>4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26">
                <text:p>4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27">
                <text:p>4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0">
                <text:p>4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1">
                <text:p>4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2">
                <text:p>4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3">
                <text:p>4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8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9">
                <text:p>41340</text:p>
              </table:table-cell>
              <table:table-cell office:value-type="float" office:value="440.8975">
                <text:p>440.8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40">
                <text:p>41340</text:p>
              </table:table-cell>
              <table:table-cell office:value-type="float" office:value="439.310192307692">
                <text:p>439.3101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41">
                <text:p>41340</text:p>
              </table:table-cell>
              <table:table-cell office:value-type="float" office:value="438.142470414201">
                <text:p>438.142470414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44">
                <text:p>41340</text:p>
              </table:table-cell>
              <table:table-cell office:value-type="float" office:value="438.100551888939">
                <text:p>438.100551888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45">
                <text:p>41350</text:p>
              </table:table-cell>
              <table:table-cell office:value-type="float" office:value="436.612774675256">
                <text:p>436.612774675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46">
                <text:p>41350</text:p>
              </table:table-cell>
              <table:table-cell office:value-type="float" office:value="435.341578571371">
                <text:p>435.34157857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47">
                <text:p>41350</text:p>
              </table:table-cell>
              <table:table-cell office:value-type="float" office:value="434.904412637314">
                <text:p>434.904412637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48">
                <text:p>41350</text:p>
              </table:table-cell>
              <table:table-cell office:value-type="float" office:value="436.251426077727">
                <text:p>436.251426077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51">
                <text:p>41350</text:p>
              </table:table-cell>
              <table:table-cell office:value-type="float" office:value="439.246591296538">
                <text:p>439.246591296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52">
                <text:p>41350</text:p>
              </table:table-cell>
              <table:table-cell office:value-type="float" office:value="441.591731097071">
                <text:p>441.591731097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53">
                <text:p>41350</text:p>
              </table:table-cell>
              <table:table-cell office:value-type="float" office:value="443.205310928291">
                <text:p>443.205310928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444.670647708554">
                <text:p>444.670647708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55">
                <text:p>41360</text:p>
              </table:table-cell>
              <table:table-cell office:value-type="float" office:value="447.322855753392">
                <text:p>447.32285575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58">
                <text:p>41360</text:p>
              </table:table-cell>
              <table:table-cell office:value-type="float" office:value="449.823954868254">
                <text:p>449.82395486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59">
                <text:p>41360</text:p>
              </table:table-cell>
              <table:table-cell office:value-type="float" office:value="451.564884888523">
                <text:p>451.564884888523</text:p>
              </table:table-cell>
              <table:table-cell office:value-type="float" office:value="443.289615384615">
                <text:p>443.289615384615</text:p>
              </table:table-cell>
            </table:table-row>
            <table:table-row>
              <table:table-cell office:value-type="float" office:value="41360">
                <text:p>41360</text:p>
              </table:table-cell>
              <table:table-cell office:value-type="float" office:value="451.644133367212">
                <text:p>451.644133367212</text:p>
              </table:table-cell>
              <table:table-cell office:value-type="float" office:value="443.940754985755">
                <text:p>443.940754985755</text:p>
              </table:table-cell>
            </table:table-row>
            <table:table-row>
              <table:table-cell office:value-type="float" office:value="41361">
                <text:p>41360</text:p>
              </table:table-cell>
              <table:table-cell office:value-type="float" office:value="450.261959003025">
                <text:p>450.261959003025</text:p>
              </table:table-cell>
              <table:table-cell office:value-type="float" office:value="443.845884246069">
                <text:p>443.845884246069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446.977042233329">
                <text:p>446.977042233329</text:p>
              </table:table-cell>
              <table:table-cell office:value-type="float" office:value="442.739522450064">
                <text:p>442.739522450064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444.33288188974">
                <text:p>444.33288188974</text:p>
              </table:table-cell>
              <table:table-cell office:value-type="float" office:value="441.780298564874">
                <text:p>441.780298564874</text:p>
              </table:table-cell>
            </table:table-row>
            <table:table-row>
              <table:table-cell office:value-type="float" office:value="41367">
                <text:p>41370</text:p>
              </table:table-cell>
              <table:table-cell office:value-type="float" office:value="442.433976983626">
                <text:p>442.433976983626</text:p>
              </table:table-cell>
              <table:table-cell office:value-type="float" office:value="441.055091263773">
                <text:p>441.055091263773</text:p>
              </table:table-cell>
            </table:table-row>
            <table:table-row>
              <table:table-cell office:value-type="float" office:value="41368">
                <text:p>41370</text:p>
              </table:table-cell>
              <table:table-cell office:value-type="float" office:value="440.170288216914">
                <text:p>440.170288216914</text:p>
              </table:table-cell>
              <table:table-cell office:value-type="float" office:value="440.067306725715">
                <text:p>440.067306725715</text:p>
              </table:table-cell>
            </table:table-row>
            <table:table-row>
              <table:table-cell office:value-type="float" office:value="41369">
                <text:p>41370</text:p>
              </table:table-cell>
              <table:table-cell office:value-type="float" office:value="437.559474645081">
                <text:p>437.559474645081</text:p>
              </table:table-cell>
              <table:table-cell office:value-type="float" office:value="438.817876597885">
                <text:p>438.817876597885</text:p>
              </table:table-cell>
            </table:table-row>
            <table:table-row>
              <table:table-cell office:value-type="float" office:value="41372">
                <text:p>41370</text:p>
              </table:table-cell>
              <table:table-cell office:value-type="float" office:value="435.813401622761">
                <text:p>435.813401622761</text:p>
              </table:table-cell>
              <table:table-cell office:value-type="float" office:value="437.883959812856">
                <text:p>437.883959812856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434.454416757721">
                <text:p>434.454416757721</text:p>
              </table:table-cell>
              <table:table-cell office:value-type="float" office:value="437.076259085978">
                <text:p>437.076259085978</text:p>
              </table:table-cell>
            </table:table-row>
            <table:table-row>
              <table:table-cell office:value-type="float" office:value="41374">
                <text:p>41370</text:p>
              </table:table-cell>
              <table:table-cell office:value-type="float" office:value="434.644506487302">
                <text:p>434.644506487302</text:p>
              </table:table-cell>
              <table:table-cell office:value-type="float" office:value="436.973573227757">
                <text:p>436.973573227757</text:p>
              </table:table-cell>
            </table:table-row>
            <table:table-row>
              <table:table-cell office:value-type="float" office:value="41375">
                <text:p>41380</text:p>
              </table:table-cell>
              <table:table-cell office:value-type="float" office:value="434.596120873871">
                <text:p>434.596120873871</text:p>
              </table:table-cell>
              <table:table-cell office:value-type="float" office:value="436.777752988664">
                <text:p>436.777752988664</text:p>
              </table:table-cell>
            </table:table-row>
            <table:table-row>
              <table:table-cell office:value-type="float" office:value="41376">
                <text:p>41380</text:p>
              </table:table-cell>
              <table:table-cell office:value-type="float" office:value="433.858256124045">
                <text:p>433.858256124045</text:p>
              </table:table-cell>
              <table:table-cell office:value-type="float" office:value="436.260882396911">
                <text:p>436.260882396911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431.703139797269">
                <text:p>431.703139797269</text:p>
              </table:table-cell>
              <table:table-cell office:value-type="float" office:value="435.045261478622">
                <text:p>435.045261478622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430.862656751535">
                <text:p>430.862656751535</text:p>
              </table:table-cell>
              <table:table-cell office:value-type="float" office:value="434.393019887613">
                <text:p>434.393019887613</text:p>
              </table:table-cell>
            </table:table-row>
            <table:table-row>
              <table:table-cell office:value-type="float" office:value="41381">
                <text:p>41380</text:p>
              </table:table-cell>
              <table:table-cell office:value-type="float" office:value="426.545324943607">
                <text:p>426.545324943607</text:p>
              </table:table-cell>
              <table:table-cell office:value-type="float" office:value="432.052796192234">
                <text:p>432.052796192234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421.238351875359">
                <text:p>421.238351875359</text:p>
              </table:table-cell>
              <table:table-cell office:value-type="float" office:value="429.08962610392">
                <text:p>429.08962610392</text:p>
              </table:table-cell>
            </table:table-row>
            <table:table-row>
              <table:table-cell office:value-type="float" office:value="41383">
                <text:p>41380</text:p>
              </table:table-cell>
              <table:table-cell office:value-type="float" office:value="416.513990048381">
                <text:p>416.513990048381</text:p>
              </table:table-cell>
              <table:table-cell office:value-type="float" office:value="426.23335750363">
                <text:p>426.23335750363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413.768760810169">
                <text:p>413.768760810169</text:p>
              </table:table-cell>
              <table:table-cell office:value-type="float" office:value="424.191627318176">
                <text:p>424.191627318176</text:p>
              </table:table-cell>
            </table:table-row>
            <table:table-row>
              <table:table-cell office:value-type="float" office:value="41387">
                <text:p>41390</text:p>
              </table:table-cell>
              <table:table-cell office:value-type="float" office:value="412.593566839373">
                <text:p>412.593566839373</text:p>
              </table:table-cell>
              <table:table-cell office:value-type="float" office:value="422.853728998311">
                <text:p>422.853728998311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411.496095017931">
                <text:p>411.496095017931</text:p>
              </table:table-cell>
              <table:table-cell office:value-type="float" office:value="421.565304628066">
                <text:p>421.565304628066</text:p>
              </table:table-cell>
            </table:table-row>
            <table:table-row>
              <table:table-cell office:value-type="float" office:value="41389">
                <text:p>41390</text:p>
              </table:table-cell>
              <table:table-cell office:value-type="float" office:value="411.016695784403">
                <text:p>411.016695784403</text:p>
              </table:table-cell>
              <table:table-cell office:value-type="float" office:value="420.588615396357">
                <text:p>420.588615396357</text:p>
              </table:table-cell>
            </table:table-row>
            <table:table-row>
              <table:table-cell office:value-type="float" office:value="41390">
                <text:p>41390</text:p>
              </table:table-cell>
              <table:table-cell office:value-type="float" office:value="411.967973356034">
                <text:p>411.967973356034</text:p>
              </table:table-cell>
              <table:table-cell office:value-type="float" office:value="420.337606848479">
                <text:p>420.337606848479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414.760592839721">
                <text:p>414.760592839721</text:p>
              </table:table-cell>
              <table:table-cell office:value-type="float" office:value="421.062228563406">
                <text:p>421.062228563406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419.071270864379">
                <text:p>419.071270864379</text:p>
              </table:table-cell>
              <table:table-cell office:value-type="float" office:value="422.670952373524">
                <text:p>422.670952373524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422.181844577552">
                <text:p>422.181844577552</text:p>
              </table:table-cell>
              <table:table-cell office:value-type="float" office:value="423.901992938448">
                <text:p>423.901992938448</text:p>
              </table:table-cell>
            </table:table-row>
            <table:table-row>
              <table:table-cell office:value-type="float" office:value="41396">
                <text:p>41400</text:p>
              </table:table-cell>
              <table:table-cell office:value-type="float" office:value="425.772330027159">
                <text:p>425.772330027159</text:p>
              </table:table-cell>
              <table:table-cell office:value-type="float" office:value="425.50332679486">
                <text:p>425.50332679486</text:p>
              </table:table-cell>
            </table:table-row>
            <table:table-row>
              <table:table-cell office:value-type="float" office:value="41397">
                <text:p>41400</text:p>
              </table:table-cell>
              <table:table-cell office:value-type="float" office:value="429.496586946058">
                <text:p>429.496586946058</text:p>
              </table:table-cell>
              <table:table-cell office:value-type="float" office:value="427.316413698944">
                <text:p>427.316413698944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434.298650492818">
                <text:p>434.298650492818</text:p>
              </table:table-cell>
              <table:table-cell office:value-type="float" office:value="429.790012684208">
                <text:p>429.790012684208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438.046550417">
                <text:p>438.046550417</text:p>
              </table:table-cell>
              <table:table-cell office:value-type="float" office:value="431.928530263155">
                <text:p>431.928530263155</text:p>
              </table:table-cell>
            </table:table-row>
            <table:table-row>
              <table:table-cell office:value-type="float" office:value="41402">
                <text:p>41400</text:p>
              </table:table-cell>
              <table:table-cell office:value-type="float" office:value="442.014773429769">
                <text:p>442.014773429769</text:p>
              </table:table-cell>
              <table:table-cell office:value-type="float" office:value="434.292342836255">
                <text:p>434.292342836255</text:p>
              </table:table-cell>
            </table:table-row>
            <table:table-row>
              <table:table-cell office:value-type="float" office:value="41403">
                <text:p>41400</text:p>
              </table:table-cell>
              <table:table-cell office:value-type="float" office:value="444.284808286728">
                <text:p>444.284808286728</text:p>
              </table:table-cell>
              <table:table-cell office:value-type="float" office:value="435.957354478014">
                <text:p>435.957354478014</text:p>
              </table:table-cell>
            </table:table-row>
            <table:table-row>
              <table:table-cell office:value-type="float" office:value="41404">
                <text:p>41400</text:p>
              </table:table-cell>
              <table:table-cell office:value-type="float" office:value="445.620991627231">
                <text:p>445.620991627231</text:p>
              </table:table-cell>
              <table:table-cell office:value-type="float" office:value="437.217550442605">
                <text:p>437.217550442605</text:p>
              </table:table-cell>
            </table:table-row>
            <table:table-row>
              <table:table-cell office:value-type="float" office:value="41407">
                <text:p>41410</text:p>
              </table:table-cell>
              <table:table-cell office:value-type="float" office:value="447.023915992272">
                <text:p>447.023915992272</text:p>
              </table:table-cell>
              <table:table-cell office:value-type="float" office:value="438.515509669079">
                <text:p>438.515509669079</text:p>
              </table:table-cell>
            </table:table-row>
            <table:table-row>
              <table:table-cell office:value-type="float" office:value="41408">
                <text:p>41410</text:p>
              </table:table-cell>
              <table:table-cell office:value-type="float" office:value="446.537159685769">
                <text:p>446.537159685769</text:p>
              </table:table-cell>
              <table:table-cell office:value-type="float" office:value="438.91139784174">
                <text:p>438.91139784174</text:p>
              </table:table-cell>
            </table:table-row>
            <table:table-row>
              <table:table-cell office:value-type="float" office:value="41409">
                <text:p>41410</text:p>
              </table:table-cell>
              <table:table-cell office:value-type="float" office:value="443.816058195651">
                <text:p>443.816058195651</text:p>
              </table:table-cell>
              <table:table-cell office:value-type="float" office:value="438.166109112722">
                <text:p>438.166109112722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42.395126165551">
                <text:p>442.395126165551</text:p>
              </table:table-cell>
              <table:table-cell office:value-type="float" office:value="437.900471400669">
                <text:p>437.900471400669</text:p>
              </table:table-cell>
            </table:table-row>
            <table:table-row>
              <table:table-cell office:value-type="float" office:value="41411">
                <text:p>41410</text:p>
              </table:table-cell>
              <table:table-cell office:value-type="float" office:value="440.989722140081">
                <text:p>440.989722140081</text:p>
              </table:table-cell>
              <table:table-cell office:value-type="float" office:value="437.556732778397">
                <text:p>437.556732778397</text:p>
              </table:table-cell>
            </table:table-row>
            <table:table-row>
              <table:table-cell office:value-type="float" office:value="41414">
                <text:p>41410</text:p>
              </table:table-cell>
              <table:table-cell office:value-type="float" office:value="441.288226426223">
                <text:p>441.288226426223</text:p>
              </table:table-cell>
              <table:table-cell office:value-type="float" office:value="437.95475257259">
                <text:p>437.95475257259</text:p>
              </table:table-cell>
            </table:table-row>
            <table:table-row>
              <table:table-cell office:value-type="float" office:value="41415">
                <text:p>41420</text:p>
              </table:table-cell>
              <table:table-cell office:value-type="float" office:value="441.037730052958">
                <text:p>441.037730052958</text:p>
              </table:table-cell>
              <table:table-cell office:value-type="float" office:value="438.081067196842">
                <text:p>438.081067196842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41.085771583272">
                <text:p>441.085771583272</text:p>
              </table:table-cell>
              <table:table-cell office:value-type="float" office:value="438.323210367447">
                <text:p>438.323210367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